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83280" officeooo:paragraph-rsid="00183280"/>
    </style:style>
    <style:style style:name="T1" style:family="text">
      <style:text-properties officeooo:rsid="00186a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Structure </text:p>
      <text:p text:style-name="P1"/>
      <text:p text:style-name="P1">I used trie data structure to store all values. Each node held a boolean endofword, a count for occ and super words, and a pointer to 26 more node (for each letter of alphabet), and a char * word. </text:p>
      <text:p text:style-name="P1"/>
      <text:p text:style-name="P1">Big O</text:p>
      <text:p text:style-name="P1"/>
      <text:p text:style-name="P1">my program runs in O(nk), where n is the number of unique words, and k is the length of each individual string. </text:p>
      <text:p text:style-name="P1"/>
      <text:p text:style-name="P1">Implementations</text:p>
      <text:p text:style-name="P1"/>
      <text:p text:style-name="P1">Insert:</text:p>
      <text:p text:style-name="P1">this method took <text:s/>a char *, and traversed the trie level by level. If the node at the children node array was already populated, then it went down another level. Other wise it created a new node, and continued. Once it reached of the word, it marked the last node as endofword, and also added a char pointer to that node. This took O(n) time, the length of the word being inserted.</text:p>
      <text:p text:style-name="P1"/>
      <text:p text:style-name="P1">Matchstr()</text:p>
      <text:p text:style-name="P1"><text:s/>this function went through the word char by char, and using the gethash function got the array index for the children node. It kept going till the end, and along the way if the node word was smaller than the word, it added one to super. It kept going till endofword was reached. At the end it broke, and matched for checking if the word was same or a prefix. This also took O(n). </text:p>
      <text:p text:style-name="P1"/>
      <text:p text:style-name="P1">I thought of the trie as a different <text:span text:style-name="T1">implementation</text:span> of a hashtable, so you are traversing the tree over and over again, n times, but each time you are having O (1), direct access to which child you want to reach.</text:p>
      <text:p text:style-name="P1"/>
      <text:p text:style-name="P1">CHALLENGES</text:p>
      <text:p text:style-name="P1"/>
      <text:p text:style-name="P1">This assignment was very challenging for me. I started off using a hashtable, and chaining with linked list for collisions. I ran that code, but when I reached the bigger test cases, my program would not terminate! This was because <text:span text:style-name="T1">the hashtable was running in O(n)*26, the length of each linked list with 26 hash values. Being ignorant, I hadn’t opened the big dictionary file, and had expected it to be 200 lines or so. I then used a trie. The problem I was having with trie was that whenever I stored a new word, there were many garbage values for some words in some functions at the end of the word. I was very confused on how to fix the issue. Also, for both data structures, I had a misconception that setting a value to NULL was same as freeing it, so after running y program once, I was setting root to NULL, thinking that I had freed memory, I was running out of memory. </text:span><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ama Sajid</meta:initial-creator>
    <meta:creation-date>2017-03-01T15:45:09.831442660</meta:creation-date>
    <dc:date>2017-03-01T16:10:52.597783763</dc:date>
    <dc:creator>Usama Sajid</dc:creator>
    <meta:editing-duration>PT25M42S</meta:editing-duration>
    <meta:editing-cycles>2</meta:editing-cycles>
    <meta:generator>LibreOffice/4.3.7.2$Linux_X86_64 LibreOffice_project/430$Build-2</meta:generator>
    <meta:document-statistic meta:table-count="0" meta:image-count="0" meta:object-count="0" meta:page-count="1" meta:paragraph-count="12" meta:word-count="422" meta:character-count="2226" meta:non-whitespace-character-count="1808"/>
  </office:meta>
</office:document-meta>
</file>